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modifiableSortedBag.readObject(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SortedBag.UnmodifiableSortedBag( SortedBag b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ortedBag.retain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ortedBag.decorate( SortedBag ba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modifiableSortedBag.add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ortedBag.add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UnmodifiableSortedBag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ortedBag.remove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ortedBag.uniqu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SortedBag.add( Object object ,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ortedBag.remov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ortedBag.remove( Object object ,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ortedBag.writeObject(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SortedBag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